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625cb" officeooo:paragraph-rsid="001625c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tyle="italic" fo:font-weight="normal" officeooo:rsid="001625cb" officeooo:paragraph-rsid="0018ab31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tyle="italic" fo:font-weight="normal" officeooo:rsid="0018ab31" officeooo:paragraph-rsid="0018ab31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rsid="001625cb" officeooo:paragraph-rsid="001625cb"/>
    </style:style>
    <style:style style:name="P5" style:family="paragraph" style:parent-style-name="Standard">
      <style:paragraph-properties fo:text-align="justify" style:justify-single-word="false"/>
      <style:text-properties officeooo:rsid="0017be4f" officeooo:paragraph-rsid="0017be4f"/>
    </style:style>
    <style:style style:name="P6" style:family="paragraph" style:parent-style-name="Standard">
      <style:paragraph-properties fo:text-align="justify" style:justify-single-word="false"/>
      <style:text-properties fo:font-style="italic" officeooo:rsid="0018ab31" officeooo:paragraph-rsid="0018ab31" style:font-style-asian="italic" style:font-style-complex="italic"/>
    </style:style>
    <style:style style:name="P7" style:family="paragraph" style:parent-style-name="Heading_20_2">
      <style:text-properties officeooo:rsid="00204536" officeooo:paragraph-rsid="00204536"/>
    </style:style>
    <style:style style:name="P8" style:family="paragraph" style:parent-style-name="Text_20_body">
      <style:text-properties officeooo:rsid="00204536" officeooo:paragraph-rsid="00204536"/>
    </style:style>
    <style:style style:name="P9" style:family="paragraph" style:parent-style-name="Standard">
      <style:paragraph-properties fo:text-align="justify" style:justify-single-word="false"/>
      <style:text-properties fo:font-style="italic" officeooo:rsid="0018dd62" officeooo:paragraph-rsid="0018dd62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officeooo:rsid="0018dd62" officeooo:paragraph-rsid="0018dd62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8ab31" officeooo:paragraph-rsid="0018ab31" style:font-weight-asian="normal" style:font-weight-complex="normal"/>
    </style:style>
    <style:style style:name="P12" style:family="paragraph" style:parent-style-name="Heading_20_1">
      <style:text-properties officeooo:rsid="0019b82c" officeooo:paragraph-rsid="0019b82c"/>
    </style:style>
    <style:style style:name="P13" style:family="paragraph" style:parent-style-name="Standard">
      <style:text-properties fo:font-style="italic" officeooo:rsid="001f41bb" officeooo:paragraph-rsid="001f41bb" style:font-style-asian="italic" style:font-style-complex="italic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Heading_20_1">
      <style:text-properties officeooo:rsid="0018dd62" officeooo:paragraph-rsid="0018dd62"/>
    </style:style>
    <style:style style:name="P16" style:family="paragraph" style:parent-style-name="Text_20_body">
      <style:paragraph-properties fo:text-align="justify" style:justify-single-word="false"/>
      <style:text-properties officeooo:rsid="0019b82c" officeooo:paragraph-rsid="0019b82c"/>
    </style:style>
    <style:style style:name="P17" style:family="paragraph" style:parent-style-name="Text_20_body">
      <style:text-properties fo:font-style="italic" officeooo:rsid="001ab10e" officeooo:paragraph-rsid="001ab10e" style:font-style-asian="italic" style:font-style-complex="italic"/>
    </style:style>
    <style:style style:name="P18" style:family="paragraph" style:parent-style-name="Standard">
      <style:paragraph-properties fo:text-align="justify" style:justify-single-word="false"/>
      <style:text-properties officeooo:rsid="0017be4f" officeooo:paragraph-rsid="0018dd62"/>
    </style:style>
    <style:style style:name="P19" style:family="paragraph" style:parent-style-name="Standard">
      <style:paragraph-properties fo:text-align="justify" style:justify-single-word="false"/>
      <style:text-properties fo:font-style="italic" officeooo:rsid="0017be4f" officeooo:paragraph-rsid="0018dd62" style:font-style-asian="italic" style:font-style-complex="italic"/>
    </style:style>
    <style:style style:name="P20" style:family="paragraph" style:parent-style-name="Standard">
      <style:paragraph-properties fo:text-align="justify" style:justify-single-word="false"/>
      <style:text-properties officeooo:rsid="001625cb" officeooo:paragraph-rsid="0018dd62"/>
    </style:style>
    <style:style style:name="P21" style:family="paragraph" style:parent-style-name="Standard">
      <style:paragraph-properties fo:text-align="justify" style:justify-single-word="false"/>
      <style:text-properties officeooo:rsid="0018ab31" officeooo:paragraph-rsid="0018ab31"/>
    </style:style>
    <style:style style:name="P22" style:family="paragraph" style:parent-style-name="Standard">
      <style:paragraph-properties fo:text-align="justify" style:justify-single-word="false"/>
      <style:text-properties officeooo:rsid="00168ac6" officeooo:paragraph-rsid="00168ac6"/>
    </style:style>
    <style:style style:name="P23" style:family="paragraph" style:parent-style-name="Standard">
      <style:paragraph-properties fo:text-align="justify" style:justify-single-word="false"/>
      <style:text-properties officeooo:rsid="001fff8b" officeooo:paragraph-rsid="001fff8b"/>
    </style:style>
    <style:style style:name="P24" style:family="paragraph" style:parent-style-name="Standard">
      <style:paragraph-properties fo:text-align="justify" style:justify-single-word="false"/>
      <style:text-properties officeooo:rsid="00204536" officeooo:paragraph-rsid="00204536"/>
    </style:style>
    <style:style style:name="P25" style:family="paragraph" style:parent-style-name="Heading_20_1">
      <style:text-properties officeooo:paragraph-rsid="00204536"/>
    </style:style>
    <style:style style:name="P26" style:family="paragraph" style:parent-style-name="Standard">
      <style:paragraph-properties fo:text-align="justify" style:justify-single-word="false"/>
      <style:text-properties fo:font-style="italic" officeooo:rsid="00204536" officeooo:paragraph-rsid="00204536" style:font-style-asian="italic" style:font-style-complex="italic"/>
    </style:style>
    <style:style style:name="T1" style:family="text">
      <style:text-properties officeooo:rsid="0018ab31"/>
    </style:style>
    <style:style style:name="T2" style:family="text">
      <style:text-properties officeooo:rsid="0017be4f"/>
    </style:style>
    <style:style style:name="T3" style:family="text">
      <style:text-properties officeooo:rsid="001f41bb"/>
    </style:style>
    <style:style style:name="T4" style:family="text">
      <style:text-properties officeooo:rsid="00204536"/>
    </style:style>
    <style:style style:name="T5" style:family="text">
      <style:text-properties officeooo:rsid="0018dd62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9b82c"/>
    </style:style>
    <style:style style:name="T8" style:family="text">
      <style:text-properties fo:font-style="italic" officeooo:rsid="0018dd62" style:font-style-asian="italic" style:font-style-complex="italic"/>
    </style:style>
    <style:style style:name="T9" style:family="text">
      <style:text-properties officeooo:rsid="00168ac6"/>
    </style:style>
    <style:style style:name="T10" style:family="text">
      <style:text-properties officeooo:rsid="002207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ker workshop feladatok</text:p>
      <text:p text:style-name="P1"/>
      <text:p text:style-name="P2">A feladatok <text:span text:style-name="T1">jellemzően</text:span> emelkedő nehézségűek. Olyan feladatokat válassz, amik kihívást jelentenek, de azért megoldhatónak tartod őket. A nehezebb setup-okat (vagy akár az összeset) célszerű <text:span text:style-name="T2">lehet </text:span>csoportosan (2-3 fő) megoldani.</text:p>
      <text:p text:style-name="P3">Lehetőség szerint – legalábbis első lépésben – ne keressünk “kész megoldást” az interneten (pl. ChatGPT). <text:span text:style-name="T3">Fennakadás esetén első körben kérd az oktató segítségét!</text:span></text:p>
      <text:p text:style-name="P4"/>
      <text:h text:style-name="Heading_20_1" text:outline-level="1">1. PLEX</text:h>
      <text:p text:style-name="P4">A Plex (<text:a xlink:type="simple" xlink:href="https://www.plex.tv/" text:style-name="Internet_20_link" text:visited-style-name="Visited_20_Internet_20_Link">https://www.plex.tv/</text:a>) egy média s<text:span text:style-name="T2">zerver</text:span> alkalmazás. A háttértáron található, elsősorban videó anyagokat a Plex alkalmazásra (pl. Android, de lehet egy browser is) tudja továbbítani. Hivatalos <text:s/><text:span text:style-name="T2">(plexinc által kiadott) </text:span>docker image-e megtalálható a docker hub-on.</text:p>
      <text:p text:style-name="P4">Feladat:</text:p>
      <text:p text:style-name="P4">A) A “docker run” felhasználásával az alkalmazás elindítása és kipróbálása.</text:p>
      <text:p text:style-name="P4">B) Futtatás “docker compose” segítségével, docker-compose.yml file <text:span text:style-name="T2">létrehozása.</text:span></text:p>
      <text:p text:style-name="P5">C) Mount-oljunk egy külső könyvtárat a container-be, ahol a média file-okat tároljuk!</text:p>
      <text:p text:style-name="P6">Megjegyzés: indítás után a Plex elvileg a 32400 porton lesz elérhető.</text:p>
      <text:p text:style-name="P4"/>
      <text:h text:style-name="P7" text:outline-level="2">2. Portainer</text:h>
      <text:p text:style-name="P8">A “portainer” egy WEB UI/Dashboard docker környezet – sima vagy Swarm – managelésére.</text:p>
      <text:p text:style-name="P8">Keressük meg, installáljuk fel, próbáljuk ki! Ha tudjuk, akkor oldjuk meg, hogy ne HTTP-n, hanem HTTPS-en legyen elérhető!</text:p>
      <text:h text:style-name="Heading_20_2" text:outline-level="2"><text:span text:style-name="T4">3</text:span>. qBittorrent</text:h>
      <text:p text:style-name="P4">A qBittorrent (<text:a xlink:type="simple" xlink:href="https://www.qbittorrent.org/" text:style-name="Internet_20_link" text:visited-style-name="Visited_20_Internet_20_Link">https://www.qbittorrent.org/</text:a>) egy <text:span text:style-name="T5">GUI-val </text:span>ellátott bittorrent alkalmazás (bittorrent kliens). A megadott torrent file-ok, magnet url-ek, stb. letöltésére, seed-elésére szolgál. </text:p>
      <text:p text:style-name="P4">Feladat:</text:p>
      <text:p text:style-name="P4">A) A “docker run” felhasználásával az alkalmazás elindítása és kipróbálása</text:p>
      <text:p text:style-name="P4">B) Futtatás “docker compose” segítségével, docker-compose.yml file-on keresztül.</text:p>
      <text:p text:style-name="P5">C) Mount-oljunk egy külső könyvtárat az alkalmazás számára, ahol a file-okat kezeli!</text:p>
      <text:p text:style-name="P9">Megjegyzés: ez az alkalmazást is egy böngészőn át lesz elérhető.</text:p>
      <text:p text:style-name="P9">Segítség: használhatjuk pl. a “linuxserver” által kiadott docker image-t.</text:p>
      <text:p text:style-name="P10"/>
      <text:h text:style-name="Heading_20_1" text:outline-level="1"><text:span text:style-name="T4">4</text:span>. Python-Flask alkalmazás</text:h>
      <text:p text:style-name="P11">Készítsünk egy egyszerű Python alkalmazást a Flask <text:span text:style-name="T5">(</text:span><text:a xlink:type="simple" xlink:href="https://flask.palletsprojects.com/" text:style-name="Internet_20_link" text:visited-style-name="Visited_20_Internet_20_Link"><text:span text:style-name="T5">https://flask.palletsprojects.com/</text:span></text:a><text:span text:style-name="T5">) </text:span>csomagra építve, ami egy “Hello, World”-öt szolgál ki HTTP-n.</text:p>
      <text:p text:style-name="P11">A) Egy tetszőleges porton, akár docker run, akár compose használatával.</text:p>
      <text:p text:style-name="P11">B) Compose használatával indítsunk el egy (tetszőleges) adatbázisszervert (pl. MySQL) is az alkalmazás mellett, tegyünk valami adatot az adatbázisba, olvassuk ki, és jelenígsük meg az oldalon!</text:p>
      <text:p text:style-name="P3"><text:soft-page-break/>Alternatíva: Python-Flask helyett más nyelvet és framework-öt is használhatunk, pl. Node.js, Tomcat, stb. – <text:span text:style-name="T3">amit esetleg ismerünk.</text:span></text:p>
      <text:p text:style-name="P3"/>
      <text:h text:style-name="P12" text:outline-level="1"><text:span text:style-name="T4">5</text:span>. Távoli adattöltés</text:h>
      <text:p text:style-name="Standard">Indítsunk el egy szerveren dockerből egy MySQL vagy MariaDB alkalmazást (szerver).</text:p>
      <text:p text:style-name="Standard">Egy <text:span text:style-name="T6">másik</text:span> szeverről, szintén docker segítségével, töltsünk be vagy egy SQL dump-ot, vagy egy CSV file-t ebbe az adatbázisba!</text:p>
      <text:p text:style-name="P13">Megjegyzés: ez alapvetően (legalább) 2 fős feladat, 2 szerver kell hozzá.</text:p>
      <text:p text:style-name="P14">Opcionális: bármilyen adatbáziskezelőt használhatunk (MongoDB, ClickHouse, Cassandra, stb...)</text:p>
      <text:h text:style-name="P15" text:outline-level="1"><text:span text:style-name="T4">6</text:span>. <text:span text:style-name="T7">Apache Superset</text:span></text:h>
      <text:p text:style-name="P16">Az Apache Superset ( <text:a xlink:type="simple" xlink:href="https://superset.apache.org/docs/intro/" text:style-name="Internet_20_link" text:visited-style-name="Visited_20_Internet_20_Link">https://superset.apache.org/docs/intro/</text:a> ) egy BI alkalmazás, amivel elsősorban (big data) adatbázisok ad-hoc vizualizációját tudjuk elvégezni.</text:p>
      <text:p text:style-name="P16">Ez a feladat elég szabad: docker segígségével fogjunk <text:span text:style-name="T6">valamilyen</text:span> adatbáziskezelőt, rakjunk bele <text:span text:style-name="T6">valamilyen</text:span> adatot, és futtassuk rajta a Superset-et! (Webes felület <text:span text:style-name="T3">ez is</text:span>.)</text:p>
      <text:p text:style-name="P17">Lásd: <text:a xlink:type="simple" xlink:href="https://hub.docker.com/r/apache/superset" text:style-name="Internet_20_link" text:visited-style-name="Visited_20_Internet_20_Link">https://hub.docker.com/r/apache/superset</text:a></text:p>
      <text:h text:style-name="Heading_20_1" text:outline-level="1"><text:span text:style-name="T4">7</text:span>. MariaDB <text:span text:style-name="T1">replikáció</text:span></text:h>
      <text:p text:style-name="P5">A MariaDB adatbáziskezelő tud master-slave replikációban dolgozni, ami <text:span text:style-name="T5">kb. azt jelenti, hogy </text:span>az egyik szerverre írt adatok automatikusan a másik szerverre is tükröződnek. E<text:span text:style-name="T3">hhez az üzemmódhoz célszerű</text:span> két szerveren egy-egy MariaDB-t indítanunk, <text:span text:style-name="T5">és </text:span>az egyiket master, a másikat slave módba konfigurálni (<text:a xlink:type="simple" xlink:href="https://mariadb.com/kb/en/setting-up-replication/" text:style-name="Internet_20_link" text:visited-style-name="Visited_20_Internet_20_Link">https://mariadb.com/kb/en/setting-up-replication/</text:a>)</text:p>
      <text:p text:style-name="P18">Állítsük össze ezt a konfigurációt docker segítségével, <text:span text:style-name="T5">ideális esetben – de nem feltétlenül – compose használatával!</text:span></text:p>
      <text:p text:style-name="P19"><text:span text:style-name="T5">Megjegyzés: </text:span><text:span text:style-name="T3">szintén legalább 2 fős feladat. N</text:span>e feledjük a portok kinyitását!</text:p>
      <text:h text:style-name="Heading_20_1" text:outline-level="1"><text:span text:style-name="T4">8</text:span>. SSL Registry</text:h>
      <text:p text:style-name="P20">Készítettünk egy privát docker registry -t, de az 5000-es porton üzemeltetve, ami nem biztonságos (HTTP) protokolt használ. A feladat SSL (HTTPS) használata. <text:span text:style-name="T5">Ahhoz, hogy ez működjön, egy ún. SSL proxy-t (tipikusan: nginx) kell a registry elé helyeznünk. Oldjuk ezt meg – természetesen docker-t használjunk!</text:span></text:p>
      <text:p text:style-name="P9">Segítség:</text:p>
      <text:p text:style-name="P19">- Az SSL-hez szükséges certificate-et szerezzük be a Let’s Encrypt szolgáltatótól.</text:p>
      <text:p text:style-name="P21"><text:span text:style-name="T6">- </text:span><text:span text:style-name="T8">Ehhez szükségünk lesz valami ilyesmire: </text:span><text:a xlink:type="simple" xlink:href="https://hub.docker.com/r/nginxproxy/acme-companion" text:style-name="Internet_20_link" text:visited-style-name="Visited_20_Internet_20_Link"><text:span text:style-name="T8">https://hub.docker.com/r/nginxproxy/acme-companion</text:span></text:a></text:p>
      <text:h text:style-name="Heading_20_1" text:outline-level="1"><text:span text:style-name="T4">9</text:span>. TIC<text:span text:style-name="T9">(</text:span>K<text:span text:style-name="T9">)</text:span> Stack</text:h>
      <text:p text:style-name="P4">Az ún. “TICK Stack” négy alkalmazás házasítása: Telegraf, InfluxDB, Chronograf, Kapacitor. <text:span text:style-name="T9">Ez a gyakran használt kombináció rendszerek (szerverek) monitorozását teszi lehetővé: a különféle metrikákat összegyűjtjük (Telegraf), egy time-series adatbázisban tároljuk (InfluxDB), grafikusan megjelenítjük (Chronograf), illetve anomálik esetén értesítéseket küldünk (Kapacitor).</text:span></text:p>
      <text:p text:style-name="P22">Feladat:</text:p>
      <text:p text:style-name="P22"><text:soft-page-break/>Docker compose-t használva egy ilyen stack felépítése és kipróbálása. <text:span text:style-name="T1">(</text:span>A “Kapacitor” komponens nem szükséges.<text:span text:style-name="T1">)</text:span></text:p>
      <text:h text:style-name="Heading_20_1" text:outline-level="1"><text:span text:style-name="T4">10</text:span>. Local LLM</text:h>
      <text:p text:style-name="P23">Válasszunk egy minimális méretű LLM modelt – például a DeepSeek-R1 1.5B -t – <text:span text:style-name="T4">és készítsünk magunknak egy saját, lokális “AI Bot”-ot!</text:span></text:p>
      <text:p text:style-name="P24">Keressünk valami olyan futtatókörnyezetet, amit docker-ben tudunk használni (pl. ollama).</text:p>
      <text:h text:style-name="P25" text:outline-level="1">1<text:span text:style-name="T4">1</text:span>. <text:span text:style-name="T4">Minikube</text:span></text:h>
      <text:p text:style-name="P24">Kísérletezzünk Kubernetes környezetben!</text:p>
      <text:p text:style-name="P24">A szerverünkre installáljunk egy “minikube” -<text:span text:style-name="T10">ot</text:span>, docker back-end-del!</text:p>
      <text:p text:style-name="P24">Ebbe a környezetbe deploy-oljunk egy webszervert, valamilyen tetszőleges application back-end-et (pl. PHP, Pyhton, Node.JS, Tomcat, stb…), ami mond nekünk egy hello world-öt!</text:p>
      <text:p text:style-name="P24"/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7:12:37.608365223</meta:creation-date>
    <dc:date>2025-02-11T22:59:13.634289996</dc:date>
    <meta:editing-duration>PT24M48S</meta:editing-duration>
    <meta:editing-cycles>6</meta:editing-cycles>
    <meta:generator>LibreOffice/24.8.4.2$Linux_X86_64 LibreOffice_project/480$Build-2</meta:generator>
    <meta:document-statistic meta:table-count="0" meta:image-count="0" meta:object-count="0" meta:page-count="3" meta:paragraph-count="55" meta:word-count="665" meta:character-count="5275" meta:non-whitespace-character-count="4653"/>
  </office:meta>
</office:document-meta>
</file>